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Times New Roman" fo:font-size="20pt" fo:font-weight="bold" officeooo:rsid="001511c3" officeooo:paragraph-rsid="001511c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size="12pt" officeooo:rsid="001511c3" officeooo:paragraph-rsid="001511c3" style:font-size-asian="10.5pt" style:font-size-complex="12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20pt" officeooo:rsid="001518d7" officeooo:paragraph-rsid="001518d7" style:font-size-asian="20pt" style:font-size-complex="20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20pt" officeooo:rsid="001511c3" officeooo:paragraph-rsid="001511c3" style:font-size-asian="20pt" style:font-size-complex="20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2pt" officeooo:rsid="001518d7" officeooo:paragraph-rsid="001518d7" style:font-size-asian="10.5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officeooo:rsid="0019f07d" officeooo:paragraph-rsid="0019f07d" style:font-size-asian="10.5pt" style:font-size-complex="12pt"/>
    </style:style>
    <style:style style:name="T1" style:family="text">
      <style:text-properties officeooo:rsid="001832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Requirements Specification</text:p>
      <text:p text:style-name="P1">(Student Course Registration System)</text:p>
      <text:p text:style-name="P1"/>
      <text:p text:style-name="P1"/>
      <text:p text:style-name="P1"/>
      <text:p text:style-name="P2"/>
      <text:p text:style-name="P3">Organization:</text:p>
      <text:p text:style-name="P3">&lt;authors&gt;</text:p>
      <text:p text:style-name="P4"/>
      <text:p text:style-name="P3">Prepared By:</text:p>
      <text:p text:style-name="P3">&lt;authors&gt;</text:p>
      <text:p text:style-name="P3"/>
      <text:p text:style-name="P3">Date:</text:p>
      <text:p text:style-name="P3">&lt;<text:span text:style-name="T1">d</text:span>ate&gt;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7T08:49:14.604142585</meta:creation-date>
    <dc:date>2025-03-17T09:04:43.248333509</dc:date>
    <meta:editing-duration>PT15M27S</meta:editing-duration>
    <meta:editing-cycles>5</meta:editing-cycles>
    <meta:generator>LibreOffice/25.2.1.2$Linux_X86_64 LibreOffice_project/520$Build-2</meta:generator>
    <meta:document-statistic meta:table-count="0" meta:image-count="0" meta:object-count="0" meta:page-count="2" meta:paragraph-count="8" meta:word-count="14" meta:character-count="125" meta:non-whitespace-character-count="119"/>
  </office:meta>
</office:document-meta>
</file>